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a59" officeooo:paragraph-rsid="00083a59"/>
    </style:style>
    <style:style style:name="P2" style:family="paragraph" style:parent-style-name="Standard">
      <style:text-properties officeooo:rsid="000a2c15" officeooo:paragraph-rsid="000a2c15"/>
    </style:style>
    <style:style style:name="P3" style:family="paragraph" style:parent-style-name="Standard">
      <style:text-properties officeooo:rsid="000a2c15" officeooo:paragraph-rsid="000a2c15"/>
    </style:style>
    <style:style style:name="P4" style:family="paragraph" style:parent-style-name="Standard">
      <style:text-properties officeooo:rsid="00109f62" officeooo:paragraph-rsid="00109f62"/>
    </style:style>
    <style:style style:name="P5" style:family="paragraph" style:parent-style-name="Standard">
      <style:text-properties officeooo:rsid="00144e81" officeooo:paragraph-rsid="00144e81"/>
    </style:style>
    <style:style style:name="P6" style:family="paragraph" style:parent-style-name="Standard">
      <style:text-properties officeooo:rsid="001c36df" officeooo:paragraph-rsid="001c36df"/>
    </style:style>
    <style:style style:name="P7" style:family="paragraph" style:parent-style-name="Standard">
      <style:text-properties officeooo:rsid="00221dac" officeooo:paragraph-rsid="00221dac"/>
    </style:style>
    <style:style style:name="P8" style:family="paragraph" style:parent-style-name="Standard">
      <style:text-properties officeooo:rsid="00288a24" officeooo:paragraph-rsid="00288a24"/>
    </style:style>
    <style:style style:name="P9" style:family="paragraph" style:parent-style-name="Standard">
      <style:text-properties officeooo:rsid="002af441" officeooo:paragraph-rsid="002af441"/>
    </style:style>
    <style:style style:name="P10" style:family="paragraph" style:parent-style-name="Standard">
      <style:text-properties officeooo:rsid="002cce02" officeooo:paragraph-rsid="002cce02"/>
    </style:style>
    <style:style style:name="P11" style:family="paragraph" style:parent-style-name="Standard">
      <style:text-properties officeooo:rsid="002cde4f" officeooo:paragraph-rsid="002cde4f"/>
    </style:style>
    <style:style style:name="P12" style:family="paragraph" style:parent-style-name="Standard">
      <style:text-properties officeooo:rsid="0037c2fa" officeooo:paragraph-rsid="0037c2f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d8928" style:font-style-asian="italic" style:font-weight-asian="bold" style:font-style-complex="italic" style:font-weight-complex="bold"/>
    </style:style>
    <style:style style:name="T4" style:family="text">
      <style:text-properties officeooo:rsid="000d892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4053"/>
    </style:style>
    <style:style style:name="T7" style:family="text">
      <style:text-properties officeooo:rsid="001ec2c0"/>
    </style:style>
    <style:style style:name="T8" style:family="text">
      <style:text-properties officeooo:rsid="00231391"/>
    </style:style>
    <style:style style:name="T9" style:family="text">
      <style:text-properties officeooo:rsid="00288a24"/>
    </style:style>
    <style:style style:name="T10" style:family="text">
      <style:text-properties officeooo:rsid="0031e15e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RACKING</text:span> </text:p>
      <text:p text:style-name="P2"/>
      <text:p text:style-name="P2">1. <text:span text:style-name="T2">Kalman Filters</text:span>- one of the most common methods to predict the future state of a continuous system.</text:p>
      <text:p text:style-name="P2"/>
      <text:p text:style-name="P2"><text:span text:style-name="T4">2. </text:span><text:span text:style-name="T3">P</text:span><text:span text:style-name="T2">rocess noise</text:span> depends on both: the elapsed time and the uncertainty of acceleration</text:p>
      <text:p text:style-name="P4">3. Eigen Library is used for creating and manipulating matrices and vectors.</text:p>
      <text:p text:style-name="P4"/>
      <text:p text:style-name="P5">Q.1 Why using acceleration as a noise in linear kalman filter do not give correct output?</text:p>
      <text:p text:style-name="P5"/>
      <text:p text:style-name="P5">4. <text:span text:style-name="T6">If a non-linear transformation like(arc tan) is applied to a gaussian distribution, then it no longer remains a G. Distribution. To overcome this problem, an estimate using the taylor expansion series is used.</text:span></text:p>
      <text:p text:style-name="P6"/>
      <text:p text:style-name="P6">5. P vs Q matrix</text:p>
      <text:p text:style-name="P6">P matrix addresses the variance <text:span text:style-name="T7">that might occur in the state itself whereas Q matrix addresses the noise which might be there because of external factors like wind, acceleration. For every external factor which can be represented mathematically, a Q matrix is defined.</text:span></text:p>
      <text:p text:style-name="P6"/>
      <text:p text:style-name="P7">6. Radar Measu<text:span text:style-name="T9">rement/ Taylor Expansion/ Jacobian Matrix</text:span></text:p>
      <text:p text:style-name="P7">We have polar coordinates as radar’s output. To convert it to cartesian coordinates, we need to apply a non-linear transform which makes the output non-Gaussian. <text:span text:style-name="T8">To have a Gaussian output, we use taylor expansion, it approximates a function.</text:span></text:p>
      <text:p text:style-name="P8">For multivariate Taylor expansion, we need to use Jacobian.</text:p>
      <text:p text:style-name="P8"/>
      <text:p text:style-name="P8">T(x)=f(a)+(x−a)TDf(a)+2!1​(x−a)TD2f(a)(x−a)+...</text:p>
      <text:p text:style-name="P9">Df(a) is known as the Jacobian Matrix.</text:p>
      <text:p text:style-name="P11">Jacobian Matrix comprises of <text:span text:style-name="T10">the derivatives of the every radar variable w.r.t all the state variables.</text:span></text:p>
      <text:p text:style-name="P10"/>
      <text:p text:style-name="P12">So, when we need to transform a non-linear transformation function to a linear approximation, the kalman filter thus created is known as <text:span text:style-name="T5">Extended kalman Filter</text:span><text:span text:style-name="T1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5:46:51.255344735</meta:creation-date>
    <meta:generator>LibreOffice/5.1.6.2$Linux_X86_64 LibreOffice_project/10m0$Build-2</meta:generator>
    <dc:date>2018-02-05T21:42:17.173023265</dc:date>
    <meta:editing-duration>P4DT7H27M1S</meta:editing-duration>
    <meta:editing-cycles>27</meta:editing-cycles>
    <meta:document-statistic meta:table-count="0" meta:image-count="0" meta:object-count="0" meta:page-count="1" meta:paragraph-count="15" meta:word-count="246" meta:character-count="1562" meta:non-whitespace-character-count="1307"/>
  </office:meta>
</office:document-meta>
</file>